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2">
      <style:table-cell-properties fo:background-color="#eeeeee"/>
    </style:style>
    <style:style style:name="ce3" style:family="table-cell" style:parent-style-name="Default" style:data-style-name="N2"/>
    <style:style style:name="ce4" style:family="table-cell" style:parent-style-name="Default" style:data-style-name="N133"/>
    <style:style style:name="ce5" style:family="table-cell" style:parent-style-name="Default" style:data-style-name="N131">
      <style:table-cell-properties fo:background-color="#eeeeee"/>
    </style:style>
    <style:style style:name="ce6" style:family="table-cell" style:parent-style-name="Default" style:data-style-name="N131"/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33">
      <style:table-cell-properties fo:background-color="#eeeeee"/>
    </style:style>
    <style:style style:name="ce9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yba vah [g]</text:p>
          </table:table-cell>
          <table:table-cell office:value-type="float" office:value="0.0001" calcext:value-type="float">
            <text:p>0.00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yba šuplery [mm]</text:p>
          </table:table-cell>
          <table:table-cell office:value-type="float" office:value="0.02" calcext:value-type="float">
            <text:p>0.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yba metru [mm]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yba času [s]</text:p>
          </table:table-cell>
          <table:table-cell office:value-type="float" office:value="0.0001" calcext:value-type="float">
            <text:p>0.0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ůměr</text:p>
          </table:table-cell>
          <table:table-cell office:value-type="string" calcext:value-type="string">
            <text:p>stat odchylka</text:p>
          </table:table-cell>
          <table:table-cell office:value-type="string" calcext:value-type="string">
            <text:p>sys odchylka</text:p>
          </table:table-cell>
          <table:table-cell office:value-type="string" calcext:value-type="string">
            <text:p>abs odchylka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hmotnost kuličky [g]</text:p>
          </table:table-cell>
          <table:table-cell table:style-name="ce1" office:value-type="float" office:value="62.3365" calcext:value-type="float">
            <text:p>62.3365</text:p>
          </table:table-cell>
          <table:table-cell table:style-name="ce1" table:number-columns-repeated="9"/>
          <table:table-cell table:style-name="ce1" table:formula="of:=AVERAGE([.C8:.G8])" office:value-type="float" office:value="62.3365" calcext:value-type="float">
            <text:p>62.3365</text:p>
          </table:table-cell>
          <table:table-cell table:style-name="ce8" office:value-type="float" office:value="0" calcext:value-type="float">
            <text:p>0.0</text:p>
          </table:table-cell>
          <table:table-cell table:style-name="ce1" table:formula="of:=[.$C$2]" office:value-type="float" office:value="0.0001" calcext:value-type="float">
            <text:p>0.0001</text:p>
          </table:table-cell>
          <table:table-cell table:style-name="ce1" table:formula="of:=SQRT([.N8]*[.N8]+[.O8]*[.O8])" office:value-type="float" office:value="0.0001" calcext:value-type="float">
            <text:p>0.0001</text:p>
          </table:table-cell>
          <table:table-cell table:style-name="ce1" table:formula="of:=[.P8]^2/[.M8]^2" office:value-type="float" office:value="0.00000000000257344666166483" calcext:value-type="float">
            <text:p>2.57344666166483E-12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hmotnost vlákna</text:p>
          </table:table-cell>
          <table:table-cell table:style-name="ce1" office:value-type="float" office:value="0.5493" calcext:value-type="float">
            <text:p>0.5493</text:p>
          </table:table-cell>
          <table:table-cell table:style-name="ce1" table:number-columns-repeated="9"/>
          <table:table-cell table:style-name="ce1" table:formula="of:=AVERAGE([.C9:.G9])" office:value-type="float" office:value="0.5493" calcext:value-type="float">
            <text:p>0.5493</text:p>
          </table:table-cell>
          <table:table-cell table:style-name="ce8" office:value-type="float" office:value="0" calcext:value-type="float">
            <text:p>0.0</text:p>
          </table:table-cell>
          <table:table-cell table:style-name="ce1" table:formula="of:=[.$C$2]" office:value-type="float" office:value="0.0001" calcext:value-type="float">
            <text:p>0.0001</text:p>
          </table:table-cell>
          <table:table-cell table:style-name="ce1" table:formula="of:=SQRT([.N9]*[.N9]+[.O9]*[.O9])" office:value-type="float" office:value="0.0001" calcext:value-type="float">
            <text:p>0.0001</text:p>
          </table:table-cell>
          <table:table-cell table:style-name="ce1" table:formula="of:=[.P9]^2/[.M9]^2" office:value-type="float" office:value="0.0000000331421594151788" calcext:value-type="float">
            <text:p>3.31421594151788E-08</text:p>
          </table:table-cell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d kuličky [mm]</text:p>
          </table:table-cell>
          <table:table-cell table:style-name="ce4" office:value-type="float" office:value="25.63" calcext:value-type="float">
            <text:p>25.6</text:p>
          </table:table-cell>
          <table:table-cell table:style-name="ce4" office:value-type="float" office:value="25.18" calcext:value-type="float">
            <text:p>25.2</text:p>
          </table:table-cell>
          <table:table-cell table:style-name="ce4" office:value-type="float" office:value="25.98" calcext:value-type="float">
            <text:p>26.0</text:p>
          </table:table-cell>
          <table:table-cell table:style-name="ce4" office:value-type="float" office:value="25.18" calcext:value-type="float">
            <text:p>25.2</text:p>
          </table:table-cell>
          <table:table-cell table:style-name="ce4" office:value-type="float" office:value="25.16" calcext:value-type="float">
            <text:p>25.2</text:p>
          </table:table-cell>
          <table:table-cell table:style-name="ce4" table:number-columns-repeated="5"/>
          <table:table-cell table:style-name="ce4" table:formula="of:=AVERAGE([.C10:.G10])" office:value-type="float" office:value="25.426" calcext:value-type="float">
            <text:p>25.4</text:p>
          </table:table-cell>
          <table:table-cell table:style-name="ce4" table:formula="of:=STDEV([.C10:.L10])/SQRT(COUNT([.C10:.G10]))" office:value-type="float" office:value="0.164365446490435" calcext:value-type="float">
            <text:p>0.2</text:p>
          </table:table-cell>
          <table:table-cell table:formula="of:=[.$C$3]" office:value-type="float" office:value="0.02" calcext:value-type="float">
            <text:p>0.02</text:p>
          </table:table-cell>
          <table:table-cell table:style-name="ce4" table:formula="of:=SQRT([.N10]*[.N10]+[.O10]*[.O10])" office:value-type="float" office:value="0.165577776286554" calcext:value-type="float">
            <text:p>0.2</text:p>
          </table:table-cell>
          <table:table-cell table:formula="of:=[.P10]^2/[.M10]^2" office:value-type="float" office:value="0.0000424080209840384" calcext:value-type="float">
            <text:p>4.24080209840384E-0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 kuličky</text:p>
          </table:table-cell>
          <table:table-cell table:style-name="ce4" table:formula="of:=[.C10]/2" office:value-type="float" office:value="12.815" calcext:value-type="float">
            <text:p>12.8</text:p>
          </table:table-cell>
          <table:table-cell table:style-name="ce4" table:formula="of:=[.D10]/2" office:value-type="float" office:value="12.59" calcext:value-type="float">
            <text:p>12.6</text:p>
          </table:table-cell>
          <table:table-cell table:style-name="ce4" table:formula="of:=[.E10]/2" office:value-type="float" office:value="12.99" calcext:value-type="float">
            <text:p>13.0</text:p>
          </table:table-cell>
          <table:table-cell table:style-name="ce4" table:formula="of:=[.F10]/2" office:value-type="float" office:value="12.59" calcext:value-type="float">
            <text:p>12.6</text:p>
          </table:table-cell>
          <table:table-cell table:style-name="ce4" table:formula="of:=[.G10]/2" office:value-type="float" office:value="12.58" calcext:value-type="float">
            <text:p>12.6</text:p>
          </table:table-cell>
          <table:table-cell table:style-name="ce4" table:number-columns-repeated="5"/>
          <table:table-cell table:style-name="ce4" table:formula="of:=AVERAGE([.C11:.G11])" office:value-type="float" office:value="12.713" calcext:value-type="float">
            <text:p>12.7</text:p>
          </table:table-cell>
          <table:table-cell table:style-name="ce4" table:formula="of:=STDEV([.C11:.L11])/SQRT(COUNT([.C11:.G11]))" office:value-type="float" office:value="0.0821827232452174" calcext:value-type="float">
            <text:p>0.1</text:p>
          </table:table-cell>
          <table:table-cell table:formula="of:=[.$C$3]/2" office:value-type="float" office:value="0.01" calcext:value-type="float">
            <text:p>0.01</text:p>
          </table:table-cell>
          <table:table-cell table:style-name="ce4" table:formula="of:=SQRT([.N11]*[.N11]+[.O11]*[.O11])" office:value-type="float" office:value="0.0827888881432768" calcext:value-type="float">
            <text:p>0.1</text:p>
          </table:table-cell>
          <table:table-cell table:formula="of:=[.P11]^2/[.M11]^2" office:value-type="float" office:value="0.0000424080209840382" calcext:value-type="float">
            <text:p>4.24080209840382E-05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l závěsu [mm]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998" calcext:value-type="float">
            <text:p>998</text:p>
          </table:table-cell>
          <table:table-cell table:style-name="ce1" table:number-columns-repeated="8"/>
          <table:table-cell table:style-name="ce8" table:formula="of:=AVERAGE([.C12:.G12])" office:value-type="float" office:value="997.5" calcext:value-type="float">
            <text:p>997.5</text:p>
          </table:table-cell>
          <table:table-cell table:style-name="ce8" table:formula="of:=STDEV([.C12:.L12])/SQRT(COUNT([.C12:.G12]))" office:value-type="float" office:value="0.5" calcext:value-type="float">
            <text:p>0.5</text:p>
          </table:table-cell>
          <table:table-cell table:style-name="ce1" office:value-type="float" office:value="5" calcext:value-type="float">
            <text:p>5</text:p>
          </table:table-cell>
          <table:table-cell table:style-name="ce8" table:formula="of:=SQRT([.N12]*[.N12]+[.O12]*[.O12])" office:value-type="float" office:value="5.02493781056045" calcext:value-type="float">
            <text:p>5.0</text:p>
          </table:table-cell>
          <table:table-cell table:style-name="ce1" table:formula="of:=([.P12]/[.M12])^2" office:value-type="float" office:value="0.0000253767250205715" calcext:value-type="float">
            <text:p>2.53767250205715E-05</text:p>
          </table:table-cell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T kuličky [s]</text:p>
          </table:table-cell>
          <table:table-cell table:style-name="ce5" office:value-type="float" office:value="16.0867" calcext:value-type="float">
            <text:p>16.0867</text:p>
          </table:table-cell>
          <table:table-cell table:style-name="ce5" office:value-type="float" office:value="16.0918" calcext:value-type="float">
            <text:p>16.0918</text:p>
          </table:table-cell>
          <table:table-cell table:style-name="ce5" office:value-type="float" office:value="16.0924" calcext:value-type="float">
            <text:p>16.0924</text:p>
          </table:table-cell>
          <table:table-cell table:style-name="ce5" office:value-type="float" office:value="16.0899" calcext:value-type="float">
            <text:p>16.0899</text:p>
          </table:table-cell>
          <table:table-cell table:style-name="ce5" office:value-type="float" office:value="16.0912" calcext:value-type="float">
            <text:p>16.0912</text:p>
          </table:table-cell>
          <table:table-cell table:style-name="ce5" office:value-type="float" office:value="16.0877" calcext:value-type="float">
            <text:p>16.0877</text:p>
          </table:table-cell>
          <table:table-cell table:style-name="ce5" office:value-type="float" office:value="16.0904" calcext:value-type="float">
            <text:p>16.0904</text:p>
          </table:table-cell>
          <table:table-cell table:style-name="ce5" office:value-type="float" office:value="16.0811" calcext:value-type="float">
            <text:p>16.0811</text:p>
          </table:table-cell>
          <table:table-cell table:style-name="ce5" office:value-type="float" office:value="16.0818" calcext:value-type="float">
            <text:p>16.0818</text:p>
          </table:table-cell>
          <table:table-cell table:style-name="ce5" office:value-type="float" office:value="16.0898" calcext:value-type="float">
            <text:p>16.0898</text:p>
          </table:table-cell>
          <table:table-cell table:style-name="ce5" table:formula="of:=AVERAGE([.C14:.L14])" office:value-type="float" office:value="16.08828" calcext:value-type="float">
            <text:p>16.0883</text:p>
          </table:table-cell>
          <table:table-cell table:style-name="ce5" table:formula="of:=STDEV([.C14:.L14])/SQRT(COUNT([.C14:.L14]))" office:value-type="float" office:value="0.00126357517474118" calcext:value-type="float">
            <text:p>0.0013</text:p>
          </table:table-cell>
          <table:table-cell table:style-name="ce5" table:formula="of:=[.C5]" office:value-type="float" office:value="0.0001" calcext:value-type="float">
            <text:p>0.0001</text:p>
          </table:table-cell>
          <table:table-cell table:style-name="ce5" table:formula="of:=SQRT([.N14]*[.N14]+[.O14]*[.O14])" office:value-type="float" office:value="0.00126752602427808" calcext:value-type="float">
            <text:p>0.0013</text:p>
          </table:table-cell>
          <table:table-cell table:style-name="ce1" table:formula="of:=[.P14]^2/[.M14]^2" office:value-type="float" office:value="0.00000000620718282897351" calcext:value-type="float">
            <text:p>6.20718282897351E-09</text:p>
          </table:table-cell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T kuličky [s]</text:p>
          </table:table-cell>
          <table:table-cell table:style-name="ce6" table:formula="of:=[.C14]/8" office:value-type="float" office:value="2.0108375" calcext:value-type="float">
            <text:p>2.0108</text:p>
          </table:table-cell>
          <table:table-cell table:style-name="ce6" table:formula="of:=[.D14]/8" office:value-type="float" office:value="2.011475" calcext:value-type="float">
            <text:p>2.0115</text:p>
          </table:table-cell>
          <table:table-cell table:style-name="ce6" table:formula="of:=[.E14]/8" office:value-type="float" office:value="2.01155" calcext:value-type="float">
            <text:p>2.0116</text:p>
          </table:table-cell>
          <table:table-cell table:style-name="ce6" table:formula="of:=[.F14]/8" office:value-type="float" office:value="2.0112375" calcext:value-type="float">
            <text:p>2.0112</text:p>
          </table:table-cell>
          <table:table-cell table:style-name="ce6" table:formula="of:=[.G14]/8" office:value-type="float" office:value="2.0114" calcext:value-type="float">
            <text:p>2.0114</text:p>
          </table:table-cell>
          <table:table-cell table:style-name="ce6" table:formula="of:=[.H14]/8" office:value-type="float" office:value="2.0109625" calcext:value-type="float">
            <text:p>2.0110</text:p>
          </table:table-cell>
          <table:table-cell table:style-name="ce6" table:formula="of:=[.I14]/8" office:value-type="float" office:value="2.0113" calcext:value-type="float">
            <text:p>2.0113</text:p>
          </table:table-cell>
          <table:table-cell table:style-name="ce6" table:formula="of:=[.J14]/8" office:value-type="float" office:value="2.0101375" calcext:value-type="float">
            <text:p>2.0101</text:p>
          </table:table-cell>
          <table:table-cell table:style-name="ce6" table:formula="of:=[.K14]/8" office:value-type="float" office:value="2.010225" calcext:value-type="float">
            <text:p>2.0102</text:p>
          </table:table-cell>
          <table:table-cell table:style-name="ce6" table:formula="of:=[.L14]/8" office:value-type="float" office:value="2.011225" calcext:value-type="float">
            <text:p>2.0112</text:p>
          </table:table-cell>
          <table:table-cell table:style-name="ce6" table:formula="of:=AVERAGE([.C15:.L15])" office:value-type="float" office:value="2.011035" calcext:value-type="float">
            <text:p>2.0110</text:p>
          </table:table-cell>
          <table:table-cell table:style-name="ce6" table:formula="of:=STDEV([.C15:.L15])/SQRT(COUNT([.C15:.L15]))" office:value-type="float" office:value="0.000157946896842647" calcext:value-type="float">
            <text:p>0.0002</text:p>
          </table:table-cell>
          <table:table-cell table:style-name="ce6" table:formula="of:=[.C6]" office:value-type="float" office:value="0" calcext:value-type="float">
            <text:p>0.0000</text:p>
          </table:table-cell>
          <table:table-cell table:style-name="ce6" table:formula="of:=SQRT([.N15]*[.N15]+[.O15]*[.O15])" office:value-type="float" office:value="0.000157946896842647" calcext:value-type="float">
            <text:p>0.0002</text:p>
          </table:table-cell>
          <table:table-cell table:formula="of:=[.P15]^2/[.M15]^2" office:value-type="float" office:value="0.00000000616854784220985" calcext:value-type="float">
            <text:p>6.16854784220985E-0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D rev. Kyvadla [mm]</text:p>
          </table:table-cell>
          <table:table-cell table:style-name="ce1" office:value-type="float" office:value="994" calcext:value-type="float">
            <text:p>994</text:p>
          </table:table-cell>
          <table:table-cell table:style-name="ce1" table:number-columns-repeated="9"/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SQRT([.N16]*[.N16]+[.O16]*[.O16])" office:value-type="float" office:value="2" calcext:value-type="float">
            <text:p>2.0000</text:p>
          </table:table-cell>
          <table:table-cell table:style-name="ce1" table:formula="of:=[.P16]^2/[.M16]^2" office:value-type="float" office:value="0.00000404843548210794" calcext:value-type="float">
            <text:p>4.04843548210794E-06</text:p>
          </table:table-cell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T rev.kyvadla</text:p>
          </table:table-cell>
          <table:table-cell table:style-name="ce5" office:value-type="float" office:value="16.0307" calcext:value-type="float">
            <text:p>16.0307</text:p>
          </table:table-cell>
          <table:table-cell table:style-name="ce5" office:value-type="float" office:value="16.0308" calcext:value-type="float">
            <text:p>16.0308</text:p>
          </table:table-cell>
          <table:table-cell table:style-name="ce5" office:value-type="float" office:value="16.031" calcext:value-type="float">
            <text:p>16.0310</text:p>
          </table:table-cell>
          <table:table-cell table:style-name="ce5" office:value-type="float" office:value="16.0315" calcext:value-type="float">
            <text:p>16.0315</text:p>
          </table:table-cell>
          <table:table-cell table:style-name="ce5" office:value-type="float" office:value="16.03" calcext:value-type="float">
            <text:p>16.0300</text:p>
          </table:table-cell>
          <table:table-cell table:style-name="ce5" office:value-type="float" office:value="16.0307" calcext:value-type="float">
            <text:p>16.0307</text:p>
          </table:table-cell>
          <table:table-cell table:style-name="ce1" table:number-columns-repeated="4"/>
          <table:table-cell table:style-name="ce5" table:formula="of:=AVERAGE([.C18:.G18])" office:value-type="float" office:value="16.0308" calcext:value-type="float">
            <text:p>16.0308</text:p>
          </table:table-cell>
          <table:table-cell table:style-name="ce5" table:formula="of:=STDEV([.C18:.L18])/SQRT(COUNT([.C18:.G18]))" office:value-type="float" office:value="0.000218021405676863" calcext:value-type="float">
            <text:p>0.0002</text:p>
          </table:table-cell>
          <table:table-cell table:style-name="ce5" table:formula="of:=[.C5]" office:value-type="float" office:value="0.0001" calcext:value-type="float">
            <text:p>0.0001</text:p>
          </table:table-cell>
          <table:table-cell table:style-name="ce5" table:formula="of:=SQRT([.N18]*[.N18]+[.O18]*[.O18])" office:value-type="float" office:value="0.000239861070900043" calcext:value-type="float">
            <text:p>0.0002</text:p>
          </table:table-cell>
          <table:table-cell table:style-name="ce1" table:formula="of:=[.P18]^2/[.M18]^2" office:value-type="float" office:value="0.000000000223876827942116" calcext:value-type="float">
            <text:p>2.23876827942116E-10</text:p>
          </table:table-cell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T rev.kyvadla</text:p>
          </table:table-cell>
          <table:table-cell table:style-name="ce6" table:formula="of:=[.C18]/8" office:value-type="float" office:value="2.0038375" calcext:value-type="float">
            <text:p>2.0038</text:p>
          </table:table-cell>
          <table:table-cell table:style-name="ce6" table:formula="of:=[.D18]/8" office:value-type="float" office:value="2.00385" calcext:value-type="float">
            <text:p>2.0039</text:p>
          </table:table-cell>
          <table:table-cell table:style-name="ce6" table:formula="of:=[.E18]/8" office:value-type="float" office:value="2.003875" calcext:value-type="float">
            <text:p>2.0039</text:p>
          </table:table-cell>
          <table:table-cell table:style-name="ce6" table:formula="of:=[.F18]/8" office:value-type="float" office:value="2.0039375" calcext:value-type="float">
            <text:p>2.0039</text:p>
          </table:table-cell>
          <table:table-cell table:style-name="ce6" table:formula="of:=[.G18]/8" office:value-type="float" office:value="2.00375" calcext:value-type="float">
            <text:p>2.0038</text:p>
          </table:table-cell>
          <table:table-cell table:style-name="ce6" table:formula="of:=[.H18]/8" office:value-type="float" office:value="2.0038375" calcext:value-type="float">
            <text:p>2.0038</text:p>
          </table:table-cell>
          <table:table-cell table:number-columns-repeated="4"/>
          <table:table-cell table:style-name="ce9" table:formula="of:=AVERAGE([.C19:.G19])" office:value-type="float" office:value="2.00385" calcext:value-type="float">
            <text:p>2.00385</text:p>
          </table:table-cell>
          <table:table-cell table:style-name="ce9" table:formula="of:=STDEV([.C19:.L19])/SQRT(COUNT([.C19:.G19]))" office:value-type="float" office:value="0.0000272526757096079" calcext:value-type="float">
            <text:p>0.00003</text:p>
          </table:table-cell>
          <table:table-cell table:style-name="ce9" table:formula="of:=[.O18]/8" office:value-type="float" office:value="0.0000125" calcext:value-type="float">
            <text:p>0.00001</text:p>
          </table:table-cell>
          <table:table-cell table:style-name="ce9" table:formula="of:=SQRT([.N19]*[.N19]+[.O19]*[.O19])" office:value-type="float" office:value="0.0000299826338625054" calcext:value-type="float">
            <text:p>0.00003</text:p>
          </table:table-cell>
          <table:table-cell table:formula="of:=[.P19]^2/[.M19]^2" office:value-type="float" office:value="0.000000000223876827942116" calcext:value-type="float">
            <text:p>2.23876827942116E-10</text:p>
          </table:table-cell>
          <table:table-cell table:number-columns-repeated="1007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office:value-type="string" calcext:value-type="string">
            <text:p>vzdálenost závaží [mm]</text:p>
          </table:table-cell>
          <table:table-cell office:value-type="string" calcext:value-type="string">
            <text:p>1. dole [s]</text:p>
          </table:table-cell>
          <table:table-cell office:value-type="string" calcext:value-type="string">
            <text:p>2. dole [s]</text:p>
          </table:table-cell>
          <table:table-cell office:value-type="string" calcext:value-type="string">
            <text:p>průměr [s]</text:p>
          </table:table-cell>
          <table:table-cell office:value-type="string" calcext:value-type="string">
            <text:p>1. nahoře [s]</text:p>
          </table:table-cell>
          <table:table-cell office:value-type="string" calcext:value-type="string">
            <text:p>2. nahoře [s]</text:p>
          </table:table-cell>
          <table:table-cell office:value-type="string" calcext:value-type="string">
            <text:p>průměr [s]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2" office:value-type="float" office:value="78.4" calcext:value-type="float">
            <text:p>78.40</text:p>
          </table:table-cell>
          <table:table-cell table:style-name="ce5" office:value-type="float" office:value="16.0835" calcext:value-type="float">
            <text:p>16.0835</text:p>
          </table:table-cell>
          <table:table-cell table:style-name="ce5" office:value-type="float" office:value="16.0816" calcext:value-type="float">
            <text:p>16.0816</text:p>
          </table:table-cell>
          <table:table-cell table:style-name="ce5" table:formula="of:=AVERAGE([.C22:.D22])" office:value-type="float" office:value="16.08255" calcext:value-type="float">
            <text:p>16.0826</text:p>
          </table:table-cell>
          <table:table-cell table:style-name="ce5" office:value-type="float" office:value="16.3454" calcext:value-type="float">
            <text:p>16.3454</text:p>
          </table:table-cell>
          <table:table-cell table:style-name="ce5" office:value-type="float" office:value="16.347" calcext:value-type="float">
            <text:p>16.3470</text:p>
          </table:table-cell>
          <table:table-cell table:style-name="ce5" table:formula="of:=AVERAGE([.F22:.G22])" office:value-type="float" office:value="16.3462" calcext:value-type="float">
            <text:p>16.3462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 office:value-type="float" office:value="76.32" calcext:value-type="float">
            <text:p>76.32</text:p>
          </table:table-cell>
          <table:table-cell table:style-name="ce6" office:value-type="float" office:value="16.0651" calcext:value-type="float">
            <text:p>16.0651</text:p>
          </table:table-cell>
          <table:table-cell table:style-name="ce6" office:value-type="float" office:value="16.0678" calcext:value-type="float">
            <text:p>16.0678</text:p>
          </table:table-cell>
          <table:table-cell table:style-name="ce6" table:formula="of:=AVERAGE([.C23:.D23])" office:value-type="float" office:value="16.06645" calcext:value-type="float">
            <text:p>16.0665</text:p>
          </table:table-cell>
          <table:table-cell table:style-name="ce6" office:value-type="float" office:value="16.2764" calcext:value-type="float">
            <text:p>16.2764</text:p>
          </table:table-cell>
          <table:table-cell table:style-name="ce6" office:value-type="float" office:value="16.2695" calcext:value-type="float">
            <text:p>16.2695</text:p>
          </table:table-cell>
          <table:table-cell table:style-name="ce6" table:formula="of:=AVERAGE([.F23:.G23])" office:value-type="float" office:value="16.27295" calcext:value-type="float">
            <text:p>16.273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2" office:value-type="float" office:value="73.24" calcext:value-type="float">
            <text:p>73.24</text:p>
          </table:table-cell>
          <table:table-cell table:style-name="ce5" office:value-type="float" office:value="16.0472" calcext:value-type="float">
            <text:p>16.0472</text:p>
          </table:table-cell>
          <table:table-cell table:style-name="ce5" office:value-type="float" office:value="16.0486" calcext:value-type="float">
            <text:p>16.0486</text:p>
          </table:table-cell>
          <table:table-cell table:style-name="ce5" table:formula="of:=AVERAGE([.C24:.D24])" office:value-type="float" office:value="16.0479" calcext:value-type="float">
            <text:p>16.0479</text:p>
          </table:table-cell>
          <table:table-cell table:style-name="ce5" office:value-type="float" office:value="16.1369" calcext:value-type="float">
            <text:p>16.1369</text:p>
          </table:table-cell>
          <table:table-cell table:style-name="ce5" office:value-type="float" office:value="16.1384" calcext:value-type="float">
            <text:p>16.1384</text:p>
          </table:table-cell>
          <table:table-cell table:style-name="ce5" table:formula="of:=AVERAGE([.F24:.G24])" office:value-type="float" office:value="16.13765" calcext:value-type="float">
            <text:p>16.1377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 office:value-type="float" office:value="71.02" calcext:value-type="float">
            <text:p>71.02</text:p>
          </table:table-cell>
          <table:table-cell table:style-name="ce6" office:value-type="float" office:value="16.0307" calcext:value-type="float">
            <text:p>16.0307</text:p>
          </table:table-cell>
          <table:table-cell table:style-name="ce6" office:value-type="float" office:value="16.0325" calcext:value-type="float">
            <text:p>16.0325</text:p>
          </table:table-cell>
          <table:table-cell table:style-name="ce6" table:formula="of:=AVERAGE([.C25:.D25])" office:value-type="float" office:value="16.0316" calcext:value-type="float">
            <text:p>16.0316</text:p>
          </table:table-cell>
          <table:table-cell table:style-name="ce6" office:value-type="float" office:value="16.0465" calcext:value-type="float">
            <text:p>16.0465</text:p>
          </table:table-cell>
          <table:table-cell table:style-name="ce6" office:value-type="float" office:value="16.0522" calcext:value-type="float">
            <text:p>16.0522</text:p>
          </table:table-cell>
          <table:table-cell table:style-name="ce6" table:formula="of:=AVERAGE([.F25:.G25])" office:value-type="float" office:value="16.04935" calcext:value-type="float">
            <text:p>16.049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2" office:value-type="float" office:value="69.58" calcext:value-type="float">
            <text:p>69.58</text:p>
          </table:table-cell>
          <table:table-cell table:style-name="ce5" office:value-type="float" office:value="16.0271" calcext:value-type="float">
            <text:p>16.0271</text:p>
          </table:table-cell>
          <table:table-cell table:style-name="ce5" office:value-type="float" office:value="16.0281" calcext:value-type="float">
            <text:p>16.0281</text:p>
          </table:table-cell>
          <table:table-cell table:style-name="ce5" table:formula="of:=AVERAGE([.C26:.D26])" office:value-type="float" office:value="16.0276" calcext:value-type="float">
            <text:p>16.0276</text:p>
          </table:table-cell>
          <table:table-cell table:style-name="ce5" office:value-type="float" office:value="15.9829" calcext:value-type="float">
            <text:p>15.9829</text:p>
          </table:table-cell>
          <table:table-cell table:style-name="ce5" office:value-type="float" office:value="15.98" calcext:value-type="float">
            <text:p>15.9800</text:p>
          </table:table-cell>
          <table:table-cell table:style-name="ce5" table:formula="of:=AVERAGE([.F26:.G26])" office:value-type="float" office:value="15.98145" calcext:value-type="float">
            <text:p>15.9815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 office:value-type="float" office:value="67.4" calcext:value-type="float">
            <text:p>67.40</text:p>
          </table:table-cell>
          <table:table-cell table:style-name="ce6" office:value-type="float" office:value="16.0149" calcext:value-type="float">
            <text:p>16.0149</text:p>
          </table:table-cell>
          <table:table-cell table:style-name="ce6" office:value-type="float" office:value="16.0127" calcext:value-type="float">
            <text:p>16.0127</text:p>
          </table:table-cell>
          <table:table-cell table:style-name="ce6" table:formula="of:=AVERAGE([.C27:.D27])" office:value-type="float" office:value="16.0138" calcext:value-type="float">
            <text:p>16.0138</text:p>
          </table:table-cell>
          <table:table-cell table:style-name="ce6" office:value-type="float" office:value="15.9135" calcext:value-type="float">
            <text:p>15.9135</text:p>
          </table:table-cell>
          <table:table-cell table:style-name="ce6" office:value-type="float" office:value="15.9142" calcext:value-type="float">
            <text:p>15.9142</text:p>
          </table:table-cell>
          <table:table-cell table:style-name="ce6" table:formula="of:=AVERAGE([.F27:.G27])" office:value-type="float" office:value="15.91385" calcext:value-type="float">
            <text:p>15.9139</text:p>
          </table:table-cell>
          <table:table-cell table:number-columns-repeated="1016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office:value-type="string" calcext:value-type="string">
            <text:p>g mat kyv</text:p>
          </table:table-cell>
          <table:table-cell table:style-name="ce3" table:formula="of:=(4*PI()^2*([.M12])*10^(-3))/([.M15]^2)" office:value-type="float" office:value="9.7371841359365" calcext:value-type="float">
            <text:p>9.74</text:p>
          </table:table-cell>
          <table:table-cell table:style-name="ce3" table:formula="of:=SQRT(([.Q12]+4*[.Q15])*[.C29]*[.C29])" office:value-type="float" office:value="0.0490752140853806" calcext:value-type="float">
            <text:p>0.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 rev kyv</text:p>
          </table:table-cell>
          <table:table-cell table:style-name="ce3" table:formula="of:=(4*PI()^2*[.M16]*10^(-3))/([.M19]^2)" office:value-type="float" office:value="9.77272556719295" calcext:value-type="float">
            <text:p>9.77</text:p>
          </table:table-cell>
          <table:table-cell table:style-name="ce3" table:formula="of:=SQRT(([.Q16]+4*[.Q19])*[.C29]*[.C29])" office:value-type="float" office:value="0.0195940865211221" calcext:value-type="float">
            <text:p>0.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 kyvadla</text:p>
          </table:table-cell>
          <table:table-cell table:style-name="ce6" table:formula="of:=[.C33]+[.C34]+[.C35]" office:value-type="float" office:value="0.0631593582581279" calcext:value-type="float">
            <text:p>0.0632</text:p>
          </table:table-cell>
          <table:table-cell table:style-name="ce6" table:formula="of:=SQRT([.D33]+[.D34]+[.D35])" office:value-type="float" office:value="0.00031844547786695" calcext:value-type="float">
            <text:p>0.00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 koule</text:p>
          </table:table-cell>
          <table:table-cell table:formula="of:=2/5*([.M8]/1000)*([.M11]/1000)^2" office:value-type="float" office:value="0.0000040299392528674" calcext:value-type="float">
            <text:p>4.0299392528674E-06</text:p>
          </table:table-cell>
          <table:table-cell table:formula="of:=([.Q8]+4*[.Q11])*([.M8]/1000)^2*([.M11]/1000)^4" office:value-type="float" office:value="0.0000000000000172180918677321" calcext:value-type="float">
            <text:p>1.72180918677321E-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iner</text:p>
          </table:table-cell>
          <table:table-cell table:formula="of:= ([.M8]/1000)*([.M12]/1000+[.M11]/1000)" office:value-type="float" office:value="0.0629731426745" calcext:value-type="float">
            <text:p>0.0629731426745</text:p>
          </table:table-cell>
          <table:table-cell table:formula="of:=([.Q8]+(([.P11]+[.P12])/([.M11]+[.M12]))^2)*([.M8]/1000*([.M11]/1000+[.M12]/1000))^2" office:value-type="float" office:value="0.000000101377172659384" calcext:value-type="float">
            <text:p>1.01377172659384E-0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 vlákna</text:p>
          </table:table-cell>
          <table:table-cell table:formula="of:=1/3*([.M9]/1000)*([.M12]/1000)^2" office:value-type="float" office:value="0.000182185644375" calcext:value-type="float">
            <text:p>0.000182185644375</text:p>
          </table:table-cell>
          <table:table-cell table:style-name="ce7" table:formula="of:=([.Q9]+4*[.Q12])*([.M9]/1000)^2*([.M12]/1000)^4" office:value-type="float" office:value="0.0000000000303324964342972" calcext:value-type="float">
            <text:p>3.03324964342972E-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 fyz kyv</text:p>
          </table:table-cell>
          <table:table-cell table:formula="of:=(4*PI()^2*[.C32])/(([.M8]/1000+[.M9]/1000)*([.C38]/1000)*[.M15]^2)" office:value-type="float" office:value="9.74804507079525" calcext:value-type="float">
            <text:p>9.74804507079525</text:p>
          </table:table-cell>
          <table:table-cell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m střed</text:p>
          </table:table-cell>
          <table:table-cell table:style-name="ce4" table:formula="of:=([.M8]*([.M11]+[.M12]) + [.M9]*[.M12]/2)/([.M8]+[.M9])" office:value-type="float" office:value="1005.7454313931" calcext:value-type="float">
            <text:p>1005.7</text:p>
          </table:table-cell>
          <table:table-cell table:style-name="ce4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zdíl</text:p>
          </table:table-cell>
          <table:table-cell table:style-name="ce4" table:formula="of:=([.M11]+[.M12])" office:value-type="float" office:value="1010.213" calcext:value-type="float">
            <text:p>1010.2</text:p>
          </table:table-cell>
          <table:table-cell table:formula="of:=SQRT([.P11]^2+[.P12]^2)" office:value-type="float" office:value="5.02561976277553" calcext:value-type="float">
            <text:p>5.02561976277553</text:p>
          </table:table-cell>
          <table:table-cell table:number-columns-repeated="1020"/>
        </table:table-row>
      </table:table>
      <table:table table:name="Sheet2" table:style-name="ta1"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office:value-type="float" office:value="78.4" calcext:value-type="float">
            <text:p>78.40</text:p>
          </table:table-cell>
          <table:table-cell office:value-type="float" office:value="16.08255" calcext:value-type="float">
            <text:p>16.0826</text:p>
          </table:table-cell>
          <table:table-cell office:value-type="float" office:value="16.3462" calcext:value-type="float">
            <text:p>16.3462</text:p>
          </table:table-cell>
        </table:table-row>
        <table:table-row table:style-name="ro1">
          <table:table-cell office:value-type="float" office:value="76.32" calcext:value-type="float">
            <text:p>76.32</text:p>
          </table:table-cell>
          <table:table-cell office:value-type="float" office:value="16.06645" calcext:value-type="float">
            <text:p>16.0665</text:p>
          </table:table-cell>
          <table:table-cell office:value-type="float" office:value="16.27295" calcext:value-type="float">
            <text:p>16.2730</text:p>
          </table:table-cell>
        </table:table-row>
        <table:table-row table:style-name="ro1">
          <table:table-cell office:value-type="float" office:value="73.24" calcext:value-type="float">
            <text:p>73.24</text:p>
          </table:table-cell>
          <table:table-cell office:value-type="float" office:value="16.0479" calcext:value-type="float">
            <text:p>16.0479</text:p>
          </table:table-cell>
          <table:table-cell office:value-type="float" office:value="16.13765" calcext:value-type="float">
            <text:p>16.1377</text:p>
          </table:table-cell>
        </table:table-row>
        <table:table-row table:style-name="ro1">
          <table:table-cell office:value-type="float" office:value="71.02" calcext:value-type="float">
            <text:p>71.02</text:p>
          </table:table-cell>
          <table:table-cell office:value-type="float" office:value="16.0316" calcext:value-type="float">
            <text:p>16.0316</text:p>
          </table:table-cell>
          <table:table-cell office:value-type="float" office:value="16.04935" calcext:value-type="float">
            <text:p>16.0494</text:p>
          </table:table-cell>
        </table:table-row>
        <table:table-row table:style-name="ro1">
          <table:table-cell office:value-type="float" office:value="69.58" calcext:value-type="float">
            <text:p>69.58</text:p>
          </table:table-cell>
          <table:table-cell office:value-type="float" office:value="16.0276" calcext:value-type="float">
            <text:p>16.0276</text:p>
          </table:table-cell>
          <table:table-cell office:value-type="float" office:value="15.98145" calcext:value-type="float">
            <text:p>15.9815</text:p>
          </table:table-cell>
        </table:table-row>
        <table:table-row table:style-name="ro1">
          <table:table-cell office:value-type="float" office:value="67.4" calcext:value-type="float">
            <text:p>67.40</text:p>
          </table:table-cell>
          <table:table-cell office:value-type="float" office:value="16.0138" calcext:value-type="float">
            <text:p>16.0138</text:p>
          </table:table-cell>
          <table:table-cell office:value-type="float" office:value="15.91385" calcext:value-type="float">
            <text:p>15.9139</text:p>
          </table:table-cell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table:style-name="ce2" office:value-type="float" office:value="78.4" calcext:value-type="float">
            <text:p>78.40</text:p>
          </table:table-cell>
          <table:table-cell table:style-name="ce5" office:value-type="float" office:value="16.08255" calcext:value-type="float">
            <text:p>16.0826</text:p>
          </table:table-cell>
          <table:table-cell table:style-name="ce5" office:value-type="float" office:value="16.3462" calcext:value-type="float">
            <text:p>16.3462</text:p>
          </table:table-cell>
        </table:table-row>
        <table:table-row table:style-name="ro1">
          <table:table-cell office:value-type="float" office:value="76.32" calcext:value-type="float">
            <text:p>76.32</text:p>
          </table:table-cell>
          <table:table-cell office:value-type="float" office:value="16.06645" calcext:value-type="float">
            <text:p>16.0665</text:p>
          </table:table-cell>
          <table:table-cell office:value-type="float" office:value="16.27295" calcext:value-type="float">
            <text:p>16.2730</text:p>
          </table:table-cell>
        </table:table-row>
        <table:table-row table:style-name="ro1">
          <table:table-cell table:style-name="ce2" office:value-type="float" office:value="73.24" calcext:value-type="float">
            <text:p>73.24</text:p>
          </table:table-cell>
          <table:table-cell table:style-name="ce5" office:value-type="float" office:value="16.0479" calcext:value-type="float">
            <text:p>16.0479</text:p>
          </table:table-cell>
          <table:table-cell table:style-name="ce5" office:value-type="float" office:value="16.13765" calcext:value-type="float">
            <text:p>16.1377</text:p>
          </table:table-cell>
        </table:table-row>
        <table:table-row table:style-name="ro1">
          <table:table-cell office:value-type="float" office:value="71.02" calcext:value-type="float">
            <text:p>71.02</text:p>
          </table:table-cell>
          <table:table-cell office:value-type="float" office:value="16.0316" calcext:value-type="float">
            <text:p>16.0316</text:p>
          </table:table-cell>
          <table:table-cell office:value-type="float" office:value="16.04935" calcext:value-type="float">
            <text:p>16.0494</text:p>
          </table:table-cell>
        </table:table-row>
        <table:table-row table:style-name="ro1">
          <table:table-cell table:style-name="ce2" office:value-type="float" office:value="69.58" calcext:value-type="float">
            <text:p>69.58</text:p>
          </table:table-cell>
          <table:table-cell table:style-name="ce5" office:value-type="float" office:value="16.0276" calcext:value-type="float">
            <text:p>16.0276</text:p>
          </table:table-cell>
          <table:table-cell table:style-name="ce5" office:value-type="float" office:value="15.98145" calcext:value-type="float">
            <text:p>15.9815</text:p>
          </table:table-cell>
        </table:table-row>
        <table:table-row table:style-name="ro1">
          <table:table-cell office:value-type="float" office:value="67.4" calcext:value-type="float">
            <text:p>67.40</text:p>
          </table:table-cell>
          <table:table-cell office:value-type="float" office:value="16.0138" calcext:value-type="float">
            <text:p>16.0138</text:p>
          </table:table-cell>
          <table:table-cell office:value-type="float" office:value="15.91385" calcext:value-type="float">
            <text:p>15.9139</text:p>
          </table:table-cell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2:58:18.028421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Derner</meta:initial-creator>
    <meta:creation-date>2017-03-24T12:15:20.840085061</meta:creation-date>
    <dc:date>2017-03-30T18:30:05.237990830</dc:date>
    <dc:creator>Tomáš Derner</dc:creator>
    <meta:editing-duration>P1DT23H46M47S</meta:editing-duration>
    <meta:editing-cycles>4</meta:editing-cycles>
    <meta:generator>LibreOffice/5.2.2.2$Linux_X86_64 LibreOffice_project/20m0$Build-2</meta:generator>
    <meta:document-statistic meta:table-count="2" meta:cell-count="241" meta:object-count="0"/>
  </office:meta>
</office:document-meta>
</file>